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3cce3e" officeooo:paragraph-rsid="001a8b7c" style:font-size-asian="12pt" style:font-size-complex="12pt"/>
    </style:style>
    <style:style style:name="P2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2d77b4" officeooo:paragraph-rsid="001a8b7c" style:font-size-asian="12pt" style:font-size-complex="12pt"/>
    </style:style>
    <style:style style:name="P3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2e2c9a" officeooo:paragraph-rsid="001a8b7c" style:font-size-asian="12pt" style:font-size-complex="12pt"/>
    </style:style>
    <style:style style:name="P4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2f0479" officeooo:paragraph-rsid="001a8b7c" style:font-size-asian="12pt" style:font-size-complex="12pt"/>
    </style:style>
    <style:style style:name="P5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30e5b5" officeooo:paragraph-rsid="001a8b7c" style:font-size-asian="12pt" style:font-size-complex="12pt"/>
    </style:style>
    <style:style style:name="P6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3264cf" officeooo:paragraph-rsid="001a8b7c" style:font-size-asian="12pt" style:font-size-complex="12pt"/>
    </style:style>
    <style:style style:name="P7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33b30e" officeooo:paragraph-rsid="001a8b7c" style:font-size-asian="12pt" style:font-size-complex="12pt"/>
    </style:style>
    <style:style style:name="P8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3465e6" officeooo:paragraph-rsid="001a8b7c" style:font-size-asian="12pt" style:font-size-complex="12pt"/>
    </style:style>
    <style:style style:name="P9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36dc1d" officeooo:paragraph-rsid="001a8b7c" style:font-size-asian="12pt" style:font-size-complex="12pt"/>
    </style:style>
    <style:style style:name="P10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3971e6" officeooo:paragraph-rsid="001a8b7c" style:font-size-asian="12pt" style:font-size-complex="12pt"/>
    </style:style>
    <style:style style:name="P11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2189cd1" officeooo:paragraph-rsid="001a8b7c" style:font-size-asian="12pt" style:font-size-complex="12pt"/>
    </style:style>
    <style:style style:name="P12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3b5dde" officeooo:paragraph-rsid="001a8b7c" style:font-size-asian="12pt" style:font-size-complex="12pt"/>
    </style:style>
    <style:style style:name="P13" style:family="paragraph" style:parent-style-name="Preformatted_20_Text">
      <style:text-properties fo:font-variant="normal" fo:text-transform="none" fo:color="#252525" style:font-name="Liberation Serif" fo:font-size="12pt" fo:letter-spacing="normal" fo:font-style="italic" fo:font-weight="normal" officeooo:rsid="0033b30e" officeooo:paragraph-rsid="001a8b7c" style:font-size-asian="12pt" style:font-style-asian="italic" style:font-size-complex="12pt" style:font-style-complex="italic"/>
    </style:style>
    <style:style style:name="P14" style:family="paragraph" style:parent-style-name="Preformatted_20_Text">
      <style:text-properties fo:font-variant="normal" fo:text-transform="none" fo:color="#252525" style:font-name="Liberation Serif" fo:font-size="12pt" fo:letter-spacing="normal" fo:font-style="italic" fo:font-weight="normal" officeooo:rsid="003465e6" officeooo:paragraph-rsid="001a8b7c" style:font-size-asian="12pt" style:font-style-asian="italic" style:font-size-complex="12pt" style:font-style-complex="italic"/>
    </style:style>
    <style:style style:name="P15" style:family="paragraph" style:parent-style-name="Preformatted_20_Text">
      <style:text-properties fo:font-variant="normal" fo:text-transform="none" fo:color="#252525" style:font-name="Liberation Serif" fo:font-size="12pt" fo:letter-spacing="normal" fo:font-style="italic" fo:font-weight="normal" officeooo:rsid="0035ffa9" officeooo:paragraph-rsid="001a8b7c" style:font-size-asian="12pt" style:font-style-asian="italic" style:font-size-complex="12pt" style:font-style-complex="italic"/>
    </style:style>
    <style:style style:name="P16" style:family="paragraph" style:parent-style-name="Preformatted_20_Text">
      <style:text-properties fo:font-variant="normal" fo:text-transform="none" fo:color="#252525" style:font-name="Liberation Serif" fo:font-size="12pt" fo:letter-spacing="normal" fo:font-style="italic" fo:font-weight="normal" officeooo:rsid="0036dc1d" officeooo:paragraph-rsid="001a8b7c" style:font-size-asian="12pt" style:font-style-asian="italic" style:font-size-complex="12pt" style:font-style-complex="italic"/>
    </style:style>
    <style:style style:name="P17" style:family="paragraph" style:parent-style-name="Preformatted_20_Text">
      <style:text-properties fo:font-variant="normal" fo:text-transform="none" fo:color="#252525" style:font-name="Liberation Serif" fo:font-size="12pt" fo:letter-spacing="normal" fo:font-style="italic" fo:font-weight="normal" officeooo:rsid="0216f997" officeooo:paragraph-rsid="001a8b7c" style:font-size-asian="12pt" style:font-style-asian="italic" style:font-size-complex="12pt" style:font-style-complex="italic"/>
    </style:style>
    <style:style style:name="P18" style:family="paragraph" style:parent-style-name="Preformatted_20_Text">
      <style:paragraph-properties fo:margin-top="0in" fo:margin-bottom="0in" loext:contextual-spacing="false" fo:text-align="start" style:justify-single-word="false"/>
      <style:text-properties fo:font-variant="normal" fo:text-transform="none" fo:color="#252525" style:font-name="Liberation Serif" fo:font-size="12pt" fo:letter-spacing="normal" fo:font-style="italic" fo:font-weight="normal" officeooo:rsid="0033b30e" officeooo:paragraph-rsid="001a8b7c" style:font-size-asian="12pt" style:font-style-asian="italic" style:font-size-complex="12pt" style:font-style-complex="italic"/>
    </style:style>
    <style:style style:name="P19" style:family="paragraph" style:parent-style-name="Heading_20_2">
      <style:paragraph-properties fo:text-align="center" style:justify-single-word="false"/>
      <style:text-properties fo:font-variant="normal" fo:text-transform="none" fo:color="#252525" style:font-name="Liberation Serif" fo:font-size="12pt" fo:letter-spacing="normal" fo:font-style="normal" fo:font-weight="normal" officeooo:rsid="002d77b4" officeooo:paragraph-rsid="001a8b7c" style:font-size-asian="12pt" style:font-size-complex="12pt"/>
    </style:style>
    <style:style style:name="T1" style:family="text">
      <style:text-properties officeooo:rsid="02154cff"/>
    </style:style>
    <style:style style:name="T2" style:family="text">
      <style:text-properties officeooo:rsid="002e2c9a"/>
    </style:style>
    <style:style style:name="T3" style:family="text">
      <style:text-properties officeooo:rsid="015b00a6"/>
    </style:style>
    <style:style style:name="T4" style:family="text">
      <style:text-properties officeooo:rsid="037570e8"/>
    </style:style>
    <style:style style:name="T5" style:family="text">
      <style:text-properties officeooo:rsid="0030e5b5"/>
    </style:style>
    <style:style style:name="T6" style:family="text">
      <style:text-properties officeooo:rsid="02c3bf31"/>
    </style:style>
    <style:style style:name="T7" style:family="text">
      <style:text-properties officeooo:rsid="015caab0"/>
    </style:style>
    <style:style style:name="T8" style:family="text">
      <style:text-properties officeooo:rsid="0216d675"/>
    </style:style>
    <style:style style:name="T9" style:family="text">
      <style:text-properties officeooo:rsid="015f9579"/>
    </style:style>
    <style:style style:name="T10" style:family="text">
      <style:text-properties officeooo:rsid="0035ffa9"/>
    </style:style>
    <style:style style:name="T11" style:family="text">
      <style:text-properties officeooo:rsid="0216f997"/>
    </style:style>
    <style:style style:name="T12" style:family="text">
      <style:text-properties officeooo:rsid="0038a08c"/>
    </style:style>
    <style:style style:name="T13" style:family="text">
      <style:text-properties officeooo:rsid="0036dc1d"/>
    </style:style>
    <style:style style:name="T14" style:family="text">
      <style:text-properties officeooo:rsid="02189cd1"/>
    </style:style>
    <style:style style:name="T15" style:family="text">
      <style:text-properties officeooo:rsid="0039fadc"/>
    </style:style>
    <style:style style:name="T16" style:family="text">
      <style:text-properties officeooo:rsid="003b5dde"/>
    </style:style>
    <style:style style:name="T17" style:family="text">
      <style:text-properties style:font-name="Dudu Cyryllic" officeooo:rsid="0216f997"/>
    </style:style>
    <style:style style:name="T18" style:family="text">
      <style:text-properties officeooo:rsid="021a7327"/>
    </style:style>
    <style:style style:name="T19" style:family="text">
      <style:text-properties officeooo:rsid="003cce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2"/>
      <text:p text:style-name="P2"/>
      <text:p text:style-name="P2">В Конотоп Ира приезжала и <text:span text:style-name="T1">без тебя</text:span>. <text:span text:style-name="T2">Например, на Владину свадьбу в начале зимы.</text:span></text:p>
      <text:p text:style-name="P3">Он женился на Алле, у которой уже был ребёнок и которая работала в большой столовой.</text:p>
      <text:p text:style-name="P3"><text:span text:style-name="T3">И с</text:span>вадьбу устроили в той <text:span text:style-name="T3">же </text:span>столовой на окраине города, где останавливается дизель-поезд на Дубовязовку.</text:p>
      <text:p text:style-name="P3">«Живая музыка» включала в себя крепко облысевшего Чепу и, пока ещё, кучерявого Чубу. <text:span text:style-name="T1">Временами,</text:span> по просьбе гостей, <text:span text:style-name="T1"><text:s/></text:span>Владя тоже нач<text:span text:style-name="T4">ин</text:span>ал петь с <text:span text:style-name="T1">экс-Орфеями</text:span>. </text:p>
      <text:p text:style-name="P3">Всё было вкусно, громко и весело.</text:p>
      <text:p text:style-name="P3">Но это было на второй день её приезда, а вечером первого дня <text:span text:style-name="T4">у </text:span>меня <text:span text:style-name="T4">случились</text:span> два открытия.</text:p>
      <text:p text:style-name="P3"/>
      <text:p text:style-name="P3">Во-первых, о скрытых ресурсах человеческого организма. </text:p>
      <text:p text:style-name="P3">Поздно вечером мы с Ирой вышли через веранду в пристроенную комнату. Зимой она не отапливается и туда просто сн<text:span text:style-name="T1">осят</text:span> всякие домашние вещи.</text:p>
      <text:p text:style-name="P4">На плечи Ира набросила какую-то из курток с вешалки в кухне. Ей всегда нравилось что-то примерять.</text:p>
      <text:p text:style-name="P4">В комнате среди прочего стояли два старых кресла, ещё с Объекта, с деревянными подлокотниками под жёлтым лаком и мы занялись любовью.</text:p>
      <text:p text:style-name="P4">В такие моменты я не думаю ни о каких агониях...</text:p>
      <text:p text:style-name="P4">Мне показалось, что кончили мы вместе, но Ира, с полузакрытыми глазами, стала стонать:</text:p>
      <text:p text:style-name="P4">- Ещё!.. Ещё!..</text:p>
      <text:p text:style-name="P4">До сих пор я твёрдо знал, что после оргазма нужно отлежаться хотя бы полчаса.</text:p>
      <text:p text:style-name="P4">- Ещё!..</text:p>
      <text:p text:style-name="P4">И я снова встал и мы снова продолжили над свежевыплеснутым семенем на досках пола.</text:p>
      <text:p text:style-name="P4">Это невозможно, но так бывает.</text:p>
      <text:p text:style-name="P4"/>
      <text:p text:style-name="P4">Второе открытие — о белых пятнах в области сознания — случилось, когда мы с Ирой вернулись в гостиную.</text:p>
      <text:p text:style-name="P4">Отец мой уже ушёл в спальню, а моя мать, которая в тот вечер совсем расклеилась, сидела на диване раскинув руки на сиденье, не глядя на включённый телевизор.</text:p>
      <text:p text:style-name="P4">На экран смотрела только Леночка из пока что не разложенного кресла-кровати.</text:p>
      <text:p text:style-name="P4">Свет горел только в гостиной и здесь же негромко бубнил телевизор.</text:p>
      <text:p text:style-name="P4">Моя мать немного поохала и попросила меня с Ирой отвести её в спальню, а то сил больше нет. </text:p>
      <text:p text:style-name="P4">Мы взяли её под руки с двух сторон и помогли подняться.</text:p>
      <text:p text:style-name="P4">Всё так же охая и шаркая тапками по полу, она, при нашей поддержке, двинулась к двери в тёмную кухню. </text:p>
      <text:p text:style-name="P4">Так, втроём, <text:span text:style-name="T3">м</text:span>ы миновали середину комнаты <text:span text:style-name="T5">под люстрой с пятью белыми плафонами, из которых только один рисовал круг желтоватого электрического света на потолке.</text:span></text:p>
      <text:p text:style-name="P5">Когда до двери оставалось метра два, круг <text:span text:style-name="T1">света </text:span>вдруг исчез <text:span text:style-name="T1">и</text:span> я оказался посреди темноты, <text:span text:style-name="T1">но это была не кромешная тьма</text:span>, потому что я видел, что занимаюсь этим со своей матерью в основной позе нецивилизованных приматов. <text:span text:style-name="T1">У</text:span>жас встряхнул меня <text:span text:style-name="T1">как электрическим</text:span> разрядом <text:span text:style-name="T3">и я опять оказался в гостиной</text:span>. </text:p>
      <text:p text:style-name="P5">До <text:span text:style-name="T1">прохода</text:span> на кухню оставался ещё метр пути.</text:p>
      <text:p text:style-name="P5">Я испуганно взглянул на Иру поверх белого платка на голове моей матери. </text:p>
      <text:p text:style-name="P5">Ира, <text:s/>сдвинув брови, <text:span text:style-name="T1">старательно </text:span>смотрела <text:span text:style-name="T6">не на меня, а </text:span>на опущенный профиль моей матери и, <text:span text:style-name="T6">типа,</text:span> ничего не заметила.</text:p>
      <text:p text:style-name="P5"><text:s/>Это было видением, но более длительным, чем та секунда бега через греческую ночь.</text:p>
      <text:p text:style-name="P5"><text:span text:style-name="T1">Я п</text:span>опроси<text:span text:style-name="T1">л</text:span> Иру остановиться, выскочил на кухню и включил там свет. Мы отвели <text:span text:style-name="T3">мою мать</text:span> в спальню и посадили на кровать, где что-то сонно пробормотал мой отец.</text:p>
      <text:p text:style-name="P5"><text:soft-page-break/>Мы вернулись в гостиную. Я разложил кресло-кровать для Леночки и раздвинул диван для нас.</text:p>
      <text:p text:style-name="P5">Скоро в хате настало сонное царство. </text:p>
      <text:p text:style-name="P5">Только мне по вискам стучало тиканье настенных часов над телевизором. </text:p>
      <text:p text:style-name="P5">Оно тоже не знало что это было и за что мне такое.</text:p>
      <text:p text:style-name="P5"/>
      <text:p text:style-name="P5"><text:span text:style-name="T1">П</text:span>ринимая тетрадки с рукописями моих переводов, Жомнир, <text:span text:style-name="T1">как и прежде,</text:span> <text:s/>вскидывал кустистую бровь и начинал читать, вставляя карандашные пометки между широко расставленных строк, хотя и соглашался, что и его варианты — не то.</text:p>
      <text:p text:style-name="P5">- <text:span text:style-name="T4">Твоя</text:span> беда, Сергей, что мова не родной <text:span text:style-name="T4">тебе</text:span> язык. <text:span text:style-name="T4">Ты не впитал её с молоком матери.</text:span></text:p>
      <text:p text:style-name="P6">Я не стал доказывать, что первые месяцы жизни меня прикармливали молоком гуцульских коров.</text:p>
      <text:p text:style-name="P6">Он вышел в свою архивную камеру и вернулся с небольшой книжкой.</text:p>
      <text:p text:style-name="P6">- Рассказы Гуцало... Вот как надо писать.</text:p>
      <text:p text:style-name="P6">Жомнир начал вычитывать оттуда отдельные предложения, прищёлкивая языком в конце особо «красномовных», потом отдал книжечку мне — учиться.</text:p>
      <text:p text:style-name="P7"/>
      <text:p text:style-name="P13"><text:span text:style-name="T7">(...я</text:span> прочёл этот сборник и другие книжечки Гуцало. </text:p>
      <text:p text:style-name="P13">Что поделать, если меня не цепляют описания перезвона утренней росы на огуречной рассаде?</text:p>
      <text:p text:style-name="P13">(За что, кстати, Есенина <text:span text:style-name="T1">я </text:span>тоже не люблю, хотя он и рязанский.)</text:p>
      <text:p text:style-name="P13">К тому же, после «Зачарованной Десны» Гончара в эту тематику соваться стыдно — тут ты обречён на <text:s/>жалкое крохоборство.</text:p>
      <text:p text:style-name="P13">А когда Гуцало <text:span text:style-name="T8">попытался</text:span> писать о жизни в городе, то <text:span text:style-name="T8">съехал</text:span> до уровня фейлетонов журнала «Перець». </text:p>
      <text:p text:style-name="P13">Не спорю, в одном из рассказов он замечает красноватую кирпичную пыль на чёрных телогрейках каменщиков, но эта деталь у него ни к чему не пристёгнута. Болтается как вялый <text:span text:style-name="T8">энтот </text:span>в необъятной <text:span text:style-name="T8">энтой</text:span>.</text:p>
      <text:p text:style-name="P13">Детали должны работать на конструкцию в целом.</text:p>
      <text:p text:style-name="P13">Созвездие Южного Креста и <text:span text:style-name="T8">отсвет лампы фонаря в </text:span><text:s/>рыжи<text:span text:style-name="T8">х</text:span> волос<text:span text:style-name="T8">ах</text:span> доктора на пустой палубе исподволь готовят читателя, что в «Дожде» Моэм расскажет о столкновении проституции и священослужительства...<text:span text:style-name="T7">)</text:span></text:p>
      <text:p text:style-name="P18"/>
      <text:p text:style-name="P8">Но Жомниру виднее и я начал восполнять недостатки молочного питания в моём младенчестве <text:span text:style-name="T4">и </text:span>ликвид<text:span text:style-name="T8">ировать</text:span> сво<text:span text:style-name="T8">ю</text:span> <text:span text:style-name="T8">неаттестованность по </text:span>украинской литературе.</text:p>
      <text:p text:style-name="P8">На обложке тонкой тетрадки я написал «Укр. Лит-ра» и прочитал все книги на украинском <text:s/>с двух длинных полок в библиотеке Клуба КПВРЗ, записывая в тетрадку имена авторов и названия их творений.</text:p>
      <text:p text:style-name="P8">Тут и Леся Украинка со своей мамой Олёной Пчёлкой, и Панас Мирный с его волами, и великий Кобзар, и Вовчок, и Франко, и Янковский (кумир Жомнира) и много кого ещё в алфавитном порядке. </text:p>
      <text:p text:style-name="P8">Про некоторых даже сам Жомнир знал лишь <text:span text:style-name="T8">по</text:span> обзорны<text:span text:style-name="T8">м</text:span> лекци<text:span text:style-name="T8">ям</text:span> в <text:span text:style-name="T8">конспектах </text:span>свои<text:span text:style-name="T8">х</text:span> студенчески<text:span text:style-name="T8">х лет</text:span>.</text:p>
      <text:p text:style-name="P8"/>
      <text:p text:style-name="P14"><text:span text:style-name="T9">(….пр</text:span>осеяв всё это сквозь решето и сито внимательного чтения, могу сказать, что, в плане художественной ценности, большинство из <text:span text:style-name="T8">авторов</text:span> не потянули сотворить что-либо <text:span text:style-name="T8">выше</text:span> <text:span text:style-name="T10">уровня </text:span>«Мороз крепчал...» из <text:span text:style-name="T8">не одноимённого</text:span> рассказа Чехова про писательницу-надомницу.</text:p>
      <text:p text:style-name="P14">Украинская народная пословица гласит «где нет соловья, будешь слушать и воробья». </text:p>
      <text:p text:style-name="P15"><text:span text:style-name="T9">Коль скоро в</text:span>о всех странах Европы есть писатели, <text:span text:style-name="T9">то </text:span>давайте и у себя заведём. </text:p>
      <text:p text:style-name="P15">Зав<text:span text:style-name="T11">едён</text:span>ные так и остались <text:span text:style-name="T11">всего лишь</text:span> пересказчиками европейских мод, за что честь им и хвала — родная мова <text:span text:style-name="T9">начинает </text:span>печата<text:span text:style-name="T9">ть</text:span>ся на бумаге; но это уже политика, а я говорю о литературе.</text:p>
      <text:p text:style-name="P15"><text:soft-page-break/><text:span text:style-name="T11">Из</text:span> <text:span text:style-name="T12">украинской </text:span>литератур<text:span text:style-name="T11">ы</text:span> <text:span text:style-name="T11">только</text:span> трое не ударят лицом в грязь пред <text:span text:style-name="T12">мировыми </text:span>стандартами:</text:p>
      <text:p text:style-name="P15"><text:span text:style-name="T11">а) </text:span>Поэт Кандыба, он же Олесь, <text:span text:style-name="T13">который годами</text:span> ходи<text:span text:style-name="T13">л</text:span> по колено в крови на киевской бойне <text:span text:style-name="T13">и</text:span> при этом писал <text:span text:style-name="T12">мировые</text:span> стихи.</text:p>
      <text:p text:style-name="P16"><text:span text:style-name="T11">б) </text:span>Писатель Василь Стефáник.</text:p>
      <text:p text:style-name="P16"><text:span text:style-name="T11">в) </text:span>Писатель Лесь Мартóвич.</text:p>
      <text:p text:style-name="P16">Мастер знает что хочет сказать и умеет сказать это. Остальные просто динькают валдайскими колокольчиками в попытке изобразить новомодные вальсы Штрауса, которые тот <text:span text:style-name="T9">создаёт</text:span> к восторгу и восхищению приличной европейской публики.</text:p>
      <text:p text:style-name="P17">Но мы всё равно их нагоним и — перегоним! Допишем и — перепишем! </text:p>
      <text:p text:style-name="P17">Праця ця — цяця!..)</text:p>
      <text:p text:style-name="P16"/>
      <text:p text:style-name="P9">Так что после работы мне было чем заниматься.</text:p>
      <text:p text:style-name="P10">Из электрички тоже получился неплохой рабочий кабинет. Полтора часа — <text:span text:style-name="T9">э</text:span>то огромный кус времени. Поэтому по пятницам я выходил на работу с портфелем, а после работы, в вагоне электрички, доставал из него тонкую тетрадь, ручку и томик рассказов Моэма на английском языке.</text:p>
      <text:p text:style-name="P10">Склонясь над чёрны<text:span text:style-name="T14">ми</text:span> значк<text:span text:style-name="T14">ами</text:span> <text:span text:style-name="T15">шрифта в плотных строчках </text:span>страниц<text:span text:style-name="T14">ы, я погружался в густую ласковую ночь экзотических южных морей, <text:s/>где аромат цветущих джунглей разносится за много миль от островов и, вынырнув оттуда с парой корявых строк для тетрадки, я укладывал добычу в арифметические клеточки, чтоб снова пойти на погружение, и там опять брести по песку пляжа вдоль белопенного, даже в темноте , прибоя <text:s/>и заторможено взглядывал через стекло окна... Приостёрный?.. Так быстро? </text:span></text:p>
      <text:p text:style-name="P11">Следующая Нежин.</text:p>
      <text:p text:style-name="P12">Это было вкусное время.</text:p>
      <text:p text:style-name="P12"/>
      <text:p text:style-name="P11">Раскладывать тетрадь и книгу поверх <text:span text:style-name="T16"><text:s/>портфел</text:span>я <text:span text:style-name="T17">— </text:span>неудобно<text:span text:style-name="T16">, но </text:span>и <text:span text:style-name="T16">проблеме письменного стола нашлось элегантное решение.</text:span></text:p>
      <text:p text:style-name="P12"><text:span text:style-name="T18">По пятницам</text:span> после работы, я вынимал из <text:span text:style-name="T18">своего </text:span>шкафчика кусок фанеры, что служи<text:span text:style-name="T9">т</text:span> полкой для головных уборов. </text:p>
      <text:p text:style-name="P12">Кусок фанеры 50х60см подмышкой не бросается в глаза и не мешает <text:span text:style-name="T18">заходить в автобус, или вагон электрички</text:span>.</text:p>
      <text:p text:style-name="P12">По прибытии в Нежин письменный стол отлично умещался в ячейке автоматической камеры хранения, а портфель ехал на Красных партизан, <text:span text:style-name="T19"><text:s/>в узкую спальню под стол с тюлевой скатертью, на котором стояло старое трюмо.</text:span></text:p>
      <text:p text:style-name="P1">Расходы на хранение фанеры в ячейке составляли 30 коп.; 15 коп. — <text:s/>чтобы установить шифр внутри дверцы и захлопнуть её, <text:s text:c="2"/>15 коп. — <text:s/>чтобы открыть, набрав шифр с наружной стороны.</text:p>
      <text:p text:style-name="P1">Один раз на обратном пути <text:span text:style-name="T9">дверь </text:span>ячейк<text:span text:style-name="T9">и</text:span> заклинило. В таких случаях её вскрывает дежурная по вокзалу <text:span text:style-name="T18">особым </text:span><text:s/>ключом и в присутствии <text:s/>милиционера. </text:p>
      <text:p text:style-name="P1">Он <text:span text:style-name="T18">предварительно </text:span>спросил <text:s/>какие вещи <text:span text:style-name="T18">я туда поставил</text:span>. </text:p>
      <text:p text:style-name="P1">Чтобы не напрягать мужика, я даже и не заикнулся про <text:span text:style-name="T9">письменный </text:span>стол, <text:span text:style-name="T9">но</text:span> он <text:span text:style-name="T18">отказывался верить и в</text:span> кус<text:span text:style-name="T18">ок</text:span> фанеры.</text:p>
      <text:p text:style-name="P1">Когда дежурная открыла <text:span text:style-name="T9">ячейку</text:span>, а я, вытащи<text:span text:style-name="T18">в</text:span> эти <text:span text:style-name="T18">свои </text:span>50х60см, отошёл, он ещё долго заглядывал в пыльную пустоту ячейки. </text:p>
      <text:p text:style-name="P1">Как говорит наш бригадир, Микола Хижняк — «зазирав, як сорока у кiстку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0:44:21.822833454</meta:creation-date>
    <dc:date>2017-03-03T10:44:28.912002764</dc:date>
    <dc:creator>sehrguey </dc:creator>
    <meta:editing-duration>PT7S</meta:editing-duration>
    <meta:editing-cycles>1</meta:editing-cycles>
    <meta:document-statistic meta:table-count="0" meta:image-count="0" meta:object-count="0" meta:page-count="3" meta:paragraph-count="79" meta:word-count="1341" meta:character-count="8493" meta:non-whitespace-character-count="7180"/>
    <meta:generator>LibreOffice/4.3.3.2$Linux_x86 LibreOffice_project/430m0$Build-2</meta:generator>
  </office:meta>
</office:document-meta>
</file>